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4bc5" officeooo:paragraph-rsid="00214bc5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c77e" officeooo:paragraph-rsid="002a3201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870e1" officeooo:paragraph-rsid="002870e1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a3201" officeooo:paragraph-rsid="002a3201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eb331" officeooo:paragraph-rsid="002eb331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03d32" officeooo:paragraph-rsid="00303d32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303d32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4c72e" officeooo:paragraph-rsid="0034c72e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5c9e0" officeooo:paragraph-rsid="0035c9e0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4bc5" officeooo:paragraph-rsid="002a3201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4bc5" officeooo:paragraph-rsid="00214bc5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a3201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14bc5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1c77e" fo:background-color="transparen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870e1" officeooo:paragraph-rsid="002870e1" fo:background-color="transparen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a3201" officeooo:paragraph-rsid="002a3201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P2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03d32" officeooo:paragraph-rsid="00303d32" fo:background-color="transparent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4c72e" officeooo:paragraph-rsid="0034c72e" fo:background-color="transparent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5c9e0" officeooo:paragraph-rsid="0035c9e0" fo:background-color="transparent"/>
    </style:style>
    <style:style style:name="P2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1c77e" officeooo:paragraph-rsid="002a3201" fo:background-color="transparent"/>
    </style:style>
    <style:style style:name="P2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14bc5" officeooo:paragraph-rsid="00214bc5" fo:background-color="transparent"/>
    </style:style>
    <style:style style:name="P2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870e1" officeooo:paragraph-rsid="002870e1" fo:background-color="transparent"/>
    </style:style>
    <style:style style:name="P2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a3201" officeooo:paragraph-rsid="002a3201" fo:background-color="transparent"/>
    </style:style>
    <style:style style:name="P2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03d32" officeooo:paragraph-rsid="00303d32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4c72e" officeooo:paragraph-rsid="0034c72e" fo:background-color="transparent"/>
    </style:style>
    <style:style style:name="P3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5c9e0" officeooo:paragraph-rsid="0035c9e0" fo:background-color="transparent"/>
    </style:style>
    <style:style style:name="P3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T1" style:family="text">
      <style:text-properties fo:color="#bbbbbb" loext:opacity="100%"/>
    </style:style>
    <style:style style:name="T2" style:family="text">
      <style:text-properties fo:color="#bbbbbb" loext:opacity="100%" fo:font-style="normal" style:text-underline-style="none" fo:font-weight="normal"/>
    </style:style>
    <style:style style:name="T3" style:family="text">
      <style:text-properties fo:color="#bbbbbb" loext:opacity="100%" officeooo:rsid="0024bf6e"/>
    </style:style>
    <style:style style:name="T4" style:family="text">
      <style:text-properties fo:color="#bbbbbb" loext:opacity="100%" officeooo:rsid="002d04e2"/>
    </style:style>
    <style:style style:name="T5" style:family="text">
      <style:text-properties fo:color="#bbbbbb" loext:opacity="100%" officeooo:rsid="002b7e66"/>
    </style:style>
    <style:style style:name="T6" style:family="text">
      <style:text-properties fo:color="#bbbbbb" loext:opacity="100%" officeooo:rsid="00322d82"/>
    </style:style>
    <style:style style:name="T7" style:family="text">
      <style:text-properties fo:color="#bbbbbb" loext:opacity="100%" officeooo:rsid="00303d32"/>
    </style:style>
    <style:style style:name="T8" style:family="text">
      <style:text-properties fo:color="#b00040" loext:opacity="100%"/>
    </style:style>
    <style:style style:name="T9" style:family="text">
      <style:text-properties fo:color="#b00040" loext:opacity="100%" officeooo:rsid="002d04e2"/>
    </style:style>
    <style:style style:name="T10" style:family="text">
      <style:text-properties fo:color="#b00040" loext:opacity="100%" officeooo:rsid="002b7e66"/>
    </style:style>
    <style:style style:name="T11" style:family="text">
      <style:text-properties fo:color="#b00040" loext:opacity="100%" officeooo:rsid="00322d82"/>
    </style:style>
    <style:style style:name="T12" style:family="text">
      <style:text-properties fo:color="#b00040" loext:opacity="100%" officeooo:rsid="003995bc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fo:font-weight="bold"/>
    </style:style>
    <style:style style:name="T15" style:family="text">
      <style:text-properties fo:color="#0000ff" loext:opacity="100%" officeooo:rsid="0024bf6e"/>
    </style:style>
    <style:style style:name="T16" style:family="text">
      <style:text-properties fo:color="#0000ff" loext:opacity="100%" officeooo:rsid="002b7e66"/>
    </style:style>
    <style:style style:name="T17" style:family="text">
      <style:text-properties fo:color="#0000ff" loext:opacity="100%" officeooo:rsid="00322d82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officeooo:rsid="0024bf6e"/>
    </style:style>
    <style:style style:name="T20" style:family="text">
      <style:text-properties fo:color="#000000" loext:opacity="100%" officeooo:rsid="002d04e2"/>
    </style:style>
    <style:style style:name="T21" style:family="text">
      <style:text-properties fo:color="#000000" loext:opacity="100%" officeooo:rsid="002b7e66"/>
    </style:style>
    <style:style style:name="T22" style:family="text">
      <style:text-properties fo:color="#000000" loext:opacity="100%" officeooo:rsid="00322d82"/>
    </style:style>
    <style:style style:name="T23" style:family="text">
      <style:text-properties fo:color="#008000" loext:opacity="100%" fo:font-weight="bold"/>
    </style:style>
    <style:style style:name="T24" style:family="text">
      <style:text-properties fo:color="#008000" loext:opacity="100%" fo:font-weight="bold" officeooo:rsid="0024bf6e"/>
    </style:style>
    <style:style style:name="T25" style:family="text">
      <style:text-properties fo:color="#008000" loext:opacity="100%" fo:font-weight="bold" officeooo:rsid="00303d32"/>
    </style:style>
    <style:style style:name="T26" style:family="text">
      <style:text-properties fo:color="#008000" loext:opacity="100%" fo:font-weight="bold" officeooo:rsid="002d04e2"/>
    </style:style>
    <style:style style:name="T27" style:family="text">
      <style:text-properties fo:color="#008000" loext:opacity="100%" fo:font-weight="bold" officeooo:rsid="002b7e66"/>
    </style:style>
    <style:style style:name="T28" style:family="text">
      <style:text-properties fo:color="#008000" loext:opacity="100%" fo:font-weight="bold" officeooo:rsid="00322d82"/>
    </style:style>
    <style:style style:name="T29" style:family="text">
      <style:text-properties fo:color="#666666" loext:opacity="100%"/>
    </style:style>
    <style:style style:name="T30" style:family="text">
      <style:text-properties fo:color="#666666" loext:opacity="100%" officeooo:rsid="003995bc"/>
    </style:style>
    <style:style style:name="T31" style:family="text">
      <style:text-properties officeooo:rsid="00303d32"/>
    </style:style>
    <style:style style:name="T32" style:family="text">
      <style:text-properties officeooo:rsid="00399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class</text:span><text:span text:style-name="T1"> </text:span><text:span text:style-name="T14">AuthHandler</text:span><text:span text:style-name="T1"> </text:span><text:span text:style-name="T18">{</text:span></text:p>
      <text:p text:style-name="P1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11"><text:tab/></text:p>
      <text:p text:style-name="P1"><text:span text:style-name="T1"><text:tab/></text:span><text:span text:style-name="T23">public</text:span><text:span text:style-name="T1"> </text:span><text:span text:style-name="T8">bool</text:span><text:span text:style-name="T1"> </text:span><text:span text:style-name="T13">compareCreds</text:span><text:span text:style-name="T18">(</text:span><text:span text:style-name="T8">string</text:span><text:span text:style-name="T1"> </text:span><text:span text:style-name="T18">u1,</text:span><text:span text:style-name="T1"> </text:span><text:span text:style-name="T8">string</text:span><text:span text:style-name="T1"> </text:span><text:span text:style-name="T18">p1,</text:span><text:span text:style-name="T1"> </text:span><text:span text:style-name="T8">string</text:span><text:span text:style-name="T1"> </text:span><text:span text:style-name="T18">u2,</text:span><text:span text:style-name="T1"> </text:span><text:span text:style-name="T8">string</text:span><text:span text:style-name="T1"> </text:span><text:span text:style-name="T18">p2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3">generateOTP</text:span><text:span text:style-name="T18">(</text:span><text:span text:style-name="T8">string</text:span><text:span text:style-name="T1"> </text:span><text:span text:style-name="T18">username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3">generateSecret</text:span><text:span text:style-name="T18">(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3">generatePasswordSalt</text:span><text:span text:style-name="T18">(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3">generatePasswordHash</text:span><text:span text:style-name="T18">(</text:span><text:span text:style-name="T8">string</text:span><text:span text:style-name="T1"> </text:span><text:span text:style-name="T18">password,</text:span><text:span text:style-name="T1"> </text:span><text:span text:style-name="T8">string</text:span><text:span text:style-name="T1"> </text:span><text:span text:style-name="T18">salt){};</text:span></text:p>
      <text:p text:style-name="P23">}<text:span text:style-name="T2"/></text:p>
      <text:p text:style-name="P12"/>
      <text:p text:style-name="P3"><text:span text:style-name="T23">class</text:span><text:span text:style-name="T1"> </text:span><text:span text:style-name="T14">User</text:span><text:span text:style-name="T1"> </text:span><text:span text:style-name="T18">{</text:span></text:p>
      <text:p text:style-name="P3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3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name;</text:span></text:p>
      <text:p text:style-name="P3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password;</text:span></text:p>
      <text:p text:style-name="P14"/>
      <text:p text:style-name="P3"><text:span text:style-name="T1"><text:tab/></text:span><text:span text:style-name="T24">public</text:span><text:span text:style-name="T3"> </text:span><text:span text:style-name="T24">void</text:span><text:span text:style-name="T3"> </text:span><text:span text:style-name="T15">forgotPassword</text:span><text:span text:style-name="T19">(){};</text:span></text:p>
      <text:p text:style-name="P24">}<text:span text:style-name="T2"/></text:p>
      <text:p text:style-name="P14"/>
      <text:p text:style-name="P2"><text:span text:style-name="T23">class</text:span><text:span text:style-name="T1"> </text:span><text:span text:style-name="T14">UserCatalog</text:span><text:span text:style-name="T1"> </text:span><text:span text:style-name="T18">{</text:span></text:p>
      <text:p text:style-name="P2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2"><text:span text:style-name="T1"><text:tab/></text:span><text:span text:style-name="T25">public</text:span><text:span text:style-name="T1"> </text:span><text:span text:style-name="T18">List</text:span><text:span text:style-name="T29">&lt;</text:span><text:span text:style-name="T18">User</text:span><text:span text:style-name="T29">&gt;</text:span><text:span text:style-name="T18">;</text:span><text:span text:style-name="T1"><text:tab/></text:span></text:p>
      <text:p text:style-name="P13"/>
      <text:p text:style-name="P2"><text:span text:style-name="T1"><text:tab/></text:span><text:span text:style-name="T23">public</text:span><text:span text:style-name="T1"> </text:span><text:span text:style-name="T8">bool</text:span><text:span text:style-name="T1"> </text:span><text:span text:style-name="T13">UserExists</text:span><text:span text:style-name="T18">(</text:span><text:span text:style-name="T8">string</text:span><text:span text:style-name="T1"> </text:span><text:span text:style-name="T18">username){};</text:span></text:p>
      <text:p text:style-name="P25">}<text:span text:style-name="T2"/></text:p>
      <text:p text:style-name="P15"/>
      <text:p text:style-name="P16"/>
      <text:p text:style-name="P4"><text:span text:style-name="T23">class</text:span><text:span text:style-name="T1"> </text:span><text:span text:style-name="T14">OneTimePassword</text:span><text:span text:style-name="T1"> </text:span><text:span text:style-name="T18">{</text:span></text:p>
      <text:p text:style-name="P4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4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data;</text:span></text:p>
      <text:p text:style-name="P17"/>
      <text:p text:style-name="P4"><text:span text:style-name="T1"><text:tab/></text:span><text:span text:style-name="T23">public</text:span><text:span text:style-name="T1"> </text:span><text:span text:style-name="T8">bool</text:span><text:span text:style-name="T1"> </text:span><text:span text:style-name="T13">verifyOtp</text:span><text:span text:style-name="T18">(</text:span><text:span text:style-name="T8">string</text:span><text:span text:style-name="T1"> </text:span><text:span text:style-name="T18">username,</text:span><text:span text:style-name="T1"> </text:span><text:span text:style-name="T8">string</text:span><text:span text:style-name="T1"> </text:span><text:span text:style-name="T18">otp){};</text:span></text:p>
      <text:p text:style-name="P26">}<text:span text:style-name="T2"/></text:p>
      <text:p text:style-name="P17"/>
      <text:p text:style-name="P5"><text:span text:style-name="T23">class</text:span><text:span text:style-name="T1"> </text:span><text:span text:style-name="T14">Token</text:span><text:span text:style-name="T1"> </text:span><text:span text:style-name="T18">{</text:span></text:p>
      <text:p text:style-name="P5"><text:span text:style-name="T1"><text:tab/></text:span><text:span text:style-name="T26">private</text:span><text:span text:style-name="T4"> </text:span><text:span text:style-name="T9">int</text:span><text:span text:style-name="T4"> </text:span><text:span text:style-name="T20">id;</text:span></text:p>
      <text:p text:style-name="P5"><text:span text:style-name="T1"><text:tab/></text:span><text:span text:style-name="T26">private</text:span><text:span text:style-name="T4"> </text:span><text:span text:style-name="T9">string</text:span><text:span text:style-name="T4"> </text:span><text:span text:style-name="T20">data;</text:span></text:p>
      <text:p text:style-name="P27">}<text:span text:style-name="T2"/></text:p>
      <text:p text:style-name="P18"/>
      <text:p text:style-name="P5"><text:span text:style-name="T23">class</text:span><text:span text:style-name="T1"> </text:span><text:span text:style-name="T14">TokenCatalog</text:span><text:span text:style-name="T1"> </text:span><text:span text:style-name="T18">{</text:span></text:p>
      <text:p text:style-name="P5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5"><text:span text:style-name="T1"><text:tab/></text:span><text:span text:style-name="T23">public</text:span><text:span text:style-name="T1"> </text:span><text:span text:style-name="T18">List</text:span><text:span text:style-name="T29">&lt;</text:span><text:span text:style-name="T18">Token</text:span><text:span text:style-name="T29">&gt;</text:span><text:span text:style-name="T1"> </text:span><text:span text:style-name="T21">tokens;</text:span></text:p>
      <text:p text:style-name="P18"/>
      <text:p text:style-name="P5"><text:span text:style-name="T1"><text:tab/></text:span><text:span text:style-name="T27">public</text:span><text:span text:style-name="T5"> </text:span><text:span text:style-name="T21">Token</text:span><text:span text:style-name="T5"> </text:span><text:span text:style-name="T16">generateToken</text:span><text:span text:style-name="T21">(</text:span><text:span text:style-name="T10">string</text:span><text:span text:style-name="T5"> </text:span><text:span text:style-name="T21">application,</text:span><text:span text:style-name="T5"> </text:span><text:span text:style-name="T10">string</text:span><text:span text:style-name="T5"> </text:span><text:span text:style-name="T21">resource){};</text:span></text:p>
      <text:p text:style-name="P27">}<text:span text:style-name="T2"/></text:p>
      <text:p text:style-name="P17"/>
      <text:p text:style-name="P6"><text:span text:style-name="T23">class</text:span><text:span text:style-name="T1"> </text:span><text:span text:style-name="T14">Resource</text:span><text:span text:style-name="T1"> </text:span><text:span text:style-name="T18">{</text:span></text:p>
      <text:p text:style-name="P6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6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uri;</text:span></text:p>
      <text:p text:style-name="P28">}<text:span text:style-name="T2"/></text:p>
      <text:p text:style-name="P19"><text:line-break/><text:line-break/></text:p>
      <text:p text:style-name="P6"><text:soft-page-break/><text:span text:style-name="T23">class</text:span><text:span text:style-name="T1"> </text:span><text:span text:style-name="T14">Application</text:span><text:span text:style-name="T1"> </text:span><text:span text:style-name="T18">{</text:span></text:p>
      <text:p text:style-name="P6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6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name;</text:span></text:p>
      <text:p text:style-name="P6"><text:span text:style-name="T1"><text:tab/></text:span><text:span text:style-name="T25">public</text:span><text:span text:style-name="T1"> </text:span><text:span text:style-name="T12">int</text:span><text:span text:style-name="T1"> </text:span><text:span text:style-name="T18">resource;</text:span></text:p>
      <text:p text:style-name="P19"/>
      <text:p text:style-name="P6"><text:span text:style-name="T1"><text:tab/></text:span><text:span text:style-name="T23">public</text:span><text:span text:style-name="T1"> </text:span><text:span text:style-name="T23">void</text:span><text:span text:style-name="T1"> </text:span><text:span text:style-name="T13">addApiResource</text:span><text:span text:style-name="T18">(</text:span><text:span text:style-name="T8">string</text:span><text:span text:style-name="T1"> </text:span><text:span text:style-name="T18">resourceUri){};</text:span></text:p>
      <text:p text:style-name="P28">}</text:p>
      <text:p text:style-name="P19"/>
      <text:p text:style-name="P7"><text:span text:style-name="T23">class</text:span><text:span text:style-name="T1"> </text:span><text:span text:style-name="T14">ApplicationCatalog</text:span><text:span text:style-name="T1"> </text:span><text:span text:style-name="T18">{</text:span></text:p>
      <text:p text:style-name="P7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7"><text:span text:style-name="T1"><text:tab/></text:span><text:span text:style-name="T23">public</text:span><text:span text:style-name="T1"> </text:span><text:span text:style-name="T18">List</text:span><text:span text:style-name="T29">&lt;</text:span><text:span text:style-name="T18">Application</text:span><text:span text:style-name="T29">&gt;</text:span><text:span text:style-name="T1"> </text:span><text:span text:style-name="T18">applications;</text:span></text:p>
      <text:p text:style-name="P20"/>
      <text:p text:style-name="P7"><text:span text:style-name="T1"><text:tab/></text:span><text:span text:style-name="T28">public</text:span><text:span text:style-name="T6"> </text:span><text:span text:style-name="T28">void</text:span><text:span text:style-name="T6"> </text:span><text:span text:style-name="T17">updateApplicationRecord</text:span><text:span text:style-name="T22">(</text:span><text:span text:style-name="T11">string</text:span><text:span text:style-name="T6"> </text:span><text:span text:style-name="T22">resoruceUri,</text:span><text:span text:style-name="T6"> </text:span><text:span text:style-name="T11">string</text:span><text:span text:style-name="T6"> </text:span><text:span text:style-name="T22">secret){};</text:span></text:p>
      <text:p text:style-name="P7"><text:span text:style-name="T1"><text:tab/></text:span><text:span text:style-name="T28">public</text:span><text:span text:style-name="T6"> </text:span><text:span text:style-name="T11">bool</text:span><text:span text:style-name="T6"> </text:span><text:span text:style-name="T17">applicationExists</text:span><text:span text:style-name="T22">(</text:span><text:span text:style-name="T11">string</text:span><text:span text:style-name="T6"> </text:span><text:span text:style-name="T22">application,</text:span><text:span text:style-name="T6"> </text:span><text:span text:style-name="T11">string</text:span><text:span text:style-name="T6"> </text:span><text:span text:style-name="T22">resource){};</text:span></text:p>
      <text:p text:style-name="P8"><text:span text:style-name="T7"><text:tab/></text:span><text:span text:style-name="T28">public</text:span><text:span text:style-name="T6"> </text:span><text:span text:style-name="T11">bool</text:span><text:span text:style-name="T6"> </text:span><text:span text:style-name="T17">verifySecret</text:span><text:span text:style-name="T22">(</text:span><text:span text:style-name="T11">string</text:span><text:span text:style-name="T6"> </text:span><text:span text:style-name="T22">resource,</text:span><text:span text:style-name="T6"> </text:span><text:span text:style-name="T11">string</text:span><text:span text:style-name="T6"> </text:span><text:span text:style-name="T22">secret){};</text:span></text:p>
      <text:p text:style-name="P29">}<text:span text:style-name="T2"/></text:p>
      <text:p text:style-name="P17"/>
      <text:p text:style-name="P9"><text:span text:style-name="T23">class</text:span><text:span text:style-name="T1"> </text:span><text:span text:style-name="T14">Key</text:span><text:span text:style-name="T1"> </text:span><text:span text:style-name="T18">{</text:span></text:p>
      <text:p text:style-name="P9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9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name;</text:span></text:p>
      <text:p text:style-name="P9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data;</text:span></text:p>
      <text:p text:style-name="P30">}<text:span text:style-name="T2"/></text:p>
      <text:p text:style-name="P21"/>
      <text:p text:style-name="P9"><text:span text:style-name="T23">class</text:span><text:span text:style-name="T1"> </text:span><text:span text:style-name="T14">KeyCatalog</text:span><text:span text:style-name="T1"> </text:span><text:span text:style-name="T18">{</text:span></text:p>
      <text:p text:style-name="P9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9"><text:span text:style-name="T1"><text:tab/></text:span><text:span text:style-name="T23">public</text:span><text:span text:style-name="T1"> </text:span><text:span text:style-name="T18">List</text:span><text:span text:style-name="T29">&lt;</text:span><text:span text:style-name="T18">Key</text:span><text:span text:style-name="T29">&gt;</text:span><text:span text:style-name="T1"> </text:span><text:span text:style-name="T18">keys;</text:span></text:p>
      <text:p text:style-name="P21"/>
      <text:p text:style-name="P9"><text:span text:style-name="T1"><text:tab/></text:span><text:span text:style-name="T23">public</text:span><text:span text:style-name="T1"> </text:span><text:span text:style-name="T18">Key</text:span><text:span text:style-name="T1"> </text:span><text:span text:style-name="T13">getKey</text:span><text:span text:style-name="T18">(</text:span><text:span text:style-name="T8">string</text:span><text:span text:style-name="T1"> </text:span><text:span text:style-name="T18">username){};</text:span></text:p>
      <text:p text:style-name="P9"><text:span text:style-name="T1"><text:tab/></text:span><text:span text:style-name="T23">public</text:span><text:span text:style-name="T1"> </text:span><text:span text:style-name="T23">void</text:span><text:span text:style-name="T1"> </text:span><text:span text:style-name="T13">generateKey</text:span><text:span text:style-name="T18">(</text:span><text:span text:style-name="T8">string</text:span><text:span text:style-name="T1"> </text:span><text:span text:style-name="T18">username){};</text:span></text:p>
      <text:p text:style-name="P30">}<text:span text:style-name="T2"/></text:p>
      <text:p text:style-name="P21"/>
      <text:p text:style-name="P10"><text:span text:style-name="T23">class</text:span><text:span text:style-name="T1"> </text:span><text:span text:style-name="T14">Credential</text:span><text:span text:style-name="T1"> </text:span><text:span text:style-name="T18">{</text:span></text:p>
      <text:p text:style-name="P10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10"><text:span text:style-name="T1"><text:tab/></text:span><text:span text:style-name="T23">private</text:span><text:span text:style-name="T1"> </text:span><text:span text:style-name="T8">string</text:span><text:span text:style-name="T1"> </text:span><text:span text:style-name="T18">data;</text:span></text:p>
      <text:p text:style-name="P31">}<text:span text:style-name="T2"/></text:p>
      <text:p text:style-name="P22"/>
      <text:p text:style-name="P10"><text:span text:style-name="T23">class</text:span><text:span text:style-name="T1"> </text:span><text:span text:style-name="T14">CredentialCatalog</text:span><text:span text:style-name="T1"> </text:span><text:span text:style-name="T18">{</text:span></text:p>
      <text:p text:style-name="P10"><text:span text:style-name="T1"><text:tab/></text:span><text:span text:style-name="T23">private</text:span><text:span text:style-name="T1"> </text:span><text:span text:style-name="T8">int</text:span><text:span text:style-name="T1"> </text:span><text:span text:style-name="T18">id;</text:span></text:p>
      <text:p text:style-name="P10"><text:span text:style-name="T1"><text:tab/></text:span><text:span text:style-name="T23">public</text:span><text:span text:style-name="T1"> </text:span><text:span text:style-name="T18">List</text:span><text:span text:style-name="T29">&lt;</text:span><text:span text:style-name="T18">Credential</text:span><text:span text:style-name="T29">&gt;</text:span><text:span text:style-name="T1"> </text:span><text:span text:style-name="T18">credentials;</text:span></text:p>
      <text:p text:style-name="P22"/>
      <text:p text:style-name="P10"><text:span text:style-name="T1"><text:tab/></text:span><text:span text:style-name="T23">public</text:span><text:span text:style-name="T1"> </text:span><text:span text:style-name="T18">Credential</text:span><text:span text:style-name="T1"> </text:span><text:span text:style-name="T13">getCredentials</text:span><text:span text:style-name="T18">(</text:span><text:span text:style-name="T8">string</text:span><text:span text:style-name="T1"> </text:span><text:span text:style-name="T18">username){};</text:span></text:p>
      <text:p text:style-name="P10"><text:span text:style-name="T1"><text:tab/></text:span><text:span text:style-name="T23">public</text:span><text:span text:style-name="T1"> </text:span><text:span text:style-name="T23">void</text:span><text:span text:style-name="T1"> </text:span><text:span text:style-name="T13">generateCreds</text:span><text:span text:style-name="T18">(</text:span><text:span text:style-name="T8">string</text:span><text:span text:style-name="T1"> </text:span><text:span text:style-name="T18">username,</text:span><text:span text:style-name="T1"> </text:span><text:span text:style-name="T8">string</text:span><text:span text:style-name="T1"> </text:span><text:span text:style-name="T18">password){};</text:span></text:p>
      <text:p text:style-name="P3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1:28:45.394406863</meta:creation-date>
    <dc:date>2024-04-26T17:07:53.296146503</dc:date>
    <meta:editing-duration>PT37M56S</meta:editing-duration>
    <meta:editing-cycles>28</meta:editing-cycles>
    <meta:generator>LibreOffice/24.2.0.3$Linux_X86_64 LibreOffice_project/420$Build-3</meta:generator>
    <meta:document-statistic meta:table-count="0" meta:image-count="0" meta:object-count="0" meta:page-count="2" meta:paragraph-count="73" meta:word-count="220" meta:character-count="1730" meta:non-whitespace-character-count="1532"/>
  </office:meta>
</office:document-meta>
</file>